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94000001004C83F003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fe999" officeooo:paragraph-rsid="001fe999"/>
    </style:style>
    <style:style style:name="T1" style:family="text">
      <style:text-properties officeooo:rsid="0021c37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age test</text:p>
      <text:p text:style-name="P2"/>
      <text:p text:style-name="P2"/>
      <text:p text:style-name="P2">A chair :</text:p>
      <text:p text:style-name="P2"><draw:frame draw:style-name="fr1" draw:name="Cadre1" text:anchor-type="char" svg:x="0.956cm" svg:y="0.369cm" svg:width="1.252cm" draw:z-index="0"><draw:text-box fo:min-height="2.168cm"><text:p text:style-name="Figure"><draw:frame draw:style-name="fr2" draw:name="Image1" text:anchor-type="paragraph" svg:width="1.252cm" style:rel-width="100%" svg:height="2.168cm" style:rel-height="scale" draw:z-index="1"><draw:image xlink:href="Pictures/1000000000000094000001004C83F003.jpg" xlink:type="simple" xlink:show="embed" xlink:actuate="onLoad" draw:mime-type="image/jpeg"/><svg:title>alternate name, chair</svg:title></draw:frame>Figure <text:sequence text:ref-name="refFigure0" text:name="Figure" text:formula="ooow:Figure+1" style:num-format="1">1</text:sequence><text:s text:c="2"/><text:span text:style-name="T1">chair</text:span> </text:p></draw:text-box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3:57:05.587735</meta:creation-date>
    <dc:date>2024-11-30T13:57:06.587735</dc:date>
    <meta:editing-duration>PT00H00M01S</meta:editing-duration>
    <meta:editing-cycles>1</meta:editing-cycles>
    <meta:generator>odfdo 3.12.0</meta:generator>
    <meta:document-statistic meta:table-count="0" meta:image-count="1" meta:object-count="0" meta:page-count="1" meta:paragraph-count="3" meta:word-count="8" meta:character-count="35" meta:non-whitespace-character-count="28"/>
  </office:meta>
</office:document-meta>
</file>